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2.44pt"/>
    </style:style>
    <style:style style:name="co3" style:family="table-column">
      <style:table-column-properties fo:break-before="auto" style:column-width="344.49pt"/>
    </style:style>
    <style:style style:name="co4" style:family="table-column">
      <style:table-column-properties fo:break-before="auto" style:column-width="298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3"/>
        <table:table-column table:style-name="co1" table:default-cell-style-name="Default"/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Emission</text:p>
          </table:table-cell>
          <table:table-cell office:value-type="string" calcext:value-type="string">
            <text:p>Animateurs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Europe 1 Bonjour</text:p>
          </table:table-cell>
          <table:table-cell table:style-name="ce2" table:formula="of:=&quot;#### &lt;a name=&quot;&quot;rmc_live_&quot;&amp;[.E3]&amp;&quot;&quot;&quot;&gt;&lt;/a&gt;&quot;&amp;[.C3]" office:value-type="string" office:string-value="#### &lt;a name=&quot;rmc_live_Europe_1_Bonjour&quot;&gt;&lt;/a&gt;Europe 1 Bonjour" calcext:value-type="string">
            <text:p>#### &lt;a name="rmc_live_Europe_1_Bonjour"&gt;&lt;/a&gt;Europe 1 Bonjour</text:p>
          </table:table-cell>
          <table:table-cell table:formula="of:=SUBSTITUTE([.C3];&quot; &quot;;&quot;_&quot;)" office:value-type="string" office:string-value="Europe_1_Bonjour" calcext:value-type="string">
            <text:p>Europe_1_Bonjour</text:p>
          </table:table-cell>
          <table:table-cell table:formula="of:=&quot;[&quot;&amp;[.C3]&amp;&quot;]&quot;&amp;&quot;(#rmc_live_&quot;&amp;[.E3]&amp;&quot;)&quot;" office:value-type="string" office:string-value="[Europe 1 Bonjour](#rmc_live_Europe_1_Bonjour)" calcext:value-type="string">
            <text:p>[Europe 1 Bonjour](#rmc_live_Europe_1_Bonjour)</text:p>
          </table:table-cell>
          <table:table-cell office:value-type="string" calcext:value-type="string">
            <text:p>Samuel Etienne</text:p>
          </table:table-cell>
          <table:table-cell office:value-type="string" calcext:value-type="string">
            <text:p>Matinale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Europe 1 Week end</text:p>
          </table:table-cell>
          <table:table-cell table:style-name="ce2" table:formula="of:=&quot;#### &lt;a name=&quot;&quot;rmc_live_&quot;&amp;[.E4]&amp;&quot;&quot;&quot;&gt;&lt;/a&gt;&quot;&amp;[.C4]" office:value-type="string" office:string-value="#### &lt;a name=&quot;rmc_live_Europe_1_Week_end&quot;&gt;&lt;/a&gt;Europe 1 Week end" calcext:value-type="string">
            <text:p>#### &lt;a name="rmc_live_Europe_1_Week_end"&gt;&lt;/a&gt;Europe 1 Week end</text:p>
          </table:table-cell>
          <table:table-cell table:formula="of:=SUBSTITUTE([.C4];&quot; &quot;;&quot;_&quot;)" office:value-type="string" office:string-value="Europe_1_Week_end" calcext:value-type="string">
            <text:p>Europe_1_Week_end</text:p>
          </table:table-cell>
          <table:table-cell table:formula="of:=&quot;[&quot;&amp;[.C4]&amp;&quot;]&quot;&amp;&quot;(#rmc_live_&quot;&amp;[.E4]&amp;&quot;)&quot;" office:value-type="string" office:string-value="[Europe 1 Week end](#rmc_live_Europe_1_Week_end)" calcext:value-type="string">
            <text:p>[Europe 1 Week end](#rmc_live_Europe_1_Week_end)</text:p>
          </table:table-cell>
          <table:table-cell office:value-type="string" calcext:value-type="string">
            <text:p>Wendy Bouchard</text:p>
          </table:table-cell>
          <table:table-cell office:value-type="string" calcext:value-type="string">
            <text:p>Matinale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La matinale d’Europe 1</text:p>
          </table:table-cell>
          <table:table-cell table:style-name="ce2" table:formula="of:=&quot;#### &lt;a name=&quot;&quot;rmc_live_&quot;&amp;[.E5]&amp;&quot;&quot;&quot;&gt;&lt;/a&gt;&quot;&amp;[.C5]" office:value-type="string" office:string-value="#### &lt;a name=&quot;rmc_live_La_matinale_d’Europe_1&quot;&gt;&lt;/a&gt;La matinale d’Europe 1" calcext:value-type="string">
            <text:p>#### &lt;a name="rmc_live_La_matinale_d’Europe_1"&gt;&lt;/a&gt;La matinale d’Europe 1</text:p>
          </table:table-cell>
          <table:table-cell table:formula="of:=SUBSTITUTE([.C5];&quot; &quot;;&quot;_&quot;)" office:value-type="string" office:string-value="La_matinale_d’Europe_1" calcext:value-type="string">
            <text:p>La_matinale_d’Europe_1</text:p>
          </table:table-cell>
          <table:table-cell table:formula="of:=&quot;[&quot;&amp;[.C5]&amp;&quot;]&quot;&amp;&quot;(#rmc_live_&quot;&amp;[.E5]&amp;&quot;)&quot;" office:value-type="string" office:string-value="[La matinale d’Europe 1](#rmc_live_La_matinale_d’Europe_1)" calcext:value-type="string">
            <text:p>[La matinale d’Europe 1](#rmc_live_La_matinale_d’Europe_1)</text:p>
          </table:table-cell>
          <table:table-cell office:value-type="string" calcext:value-type="string">
            <text:p>Thomas Sotto</text:p>
          </table:table-cell>
          <table:table-cell office:value-type="string" calcext:value-type="string">
            <text:p>Matinale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’est arrivé demain</text:p>
          </table:table-cell>
          <table:table-cell table:style-name="ce2" table:formula="of:=&quot;#### &lt;a name=&quot;&quot;rmc_live_&quot;&amp;[.E6]&amp;&quot;&quot;&quot;&gt;&lt;/a&gt;&quot;&amp;[.C6]" office:value-type="string" office:string-value="#### &lt;a name=&quot;rmc_live_C’est_arrivé_demain&quot;&gt;&lt;/a&gt;C’est arrivé demain" calcext:value-type="string">
            <text:p>#### &lt;a name="rmc_live_C’est_arrivé_demain"&gt;&lt;/a&gt;C’est arrivé demain</text:p>
          </table:table-cell>
          <table:table-cell table:formula="of:=SUBSTITUTE([.C6];&quot; &quot;;&quot;_&quot;)" office:value-type="string" office:string-value="C’est_arrivé_demain" calcext:value-type="string">
            <text:p>C’est_arrivé_demain</text:p>
          </table:table-cell>
          <table:table-cell table:formula="of:=&quot;[&quot;&amp;[.C6]&amp;&quot;]&quot;&amp;&quot;(#rmc_live_&quot;&amp;[.E6]&amp;&quot;)&quot;" office:value-type="string" office:string-value="[C’est arrivé demain](#rmc_live_C’est_arrivé_demain)" calcext:value-type="string">
            <text:p>[C’est arrivé demain](#rmc_live_C’est_arrivé_demain)</text:p>
          </table:table-cell>
          <table:table-cell office:value-type="string" calcext:value-type="string">
            <text:p>David Abiker</text:p>
          </table:table-cell>
          <table:table-cell office:value-type="string" calcext:value-type="string">
            <text:p>Actualité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Le grand rendez-vous</text:p>
          </table:table-cell>
          <table:table-cell table:style-name="ce2" table:formula="of:=&quot;#### &lt;a name=&quot;&quot;rmc_live_&quot;&amp;[.E7]&amp;&quot;&quot;&quot;&gt;&lt;/a&gt;&quot;&amp;[.C7]" office:value-type="string" office:string-value="#### &lt;a name=&quot;rmc_live_Le_grand_rendez-vous&quot;&gt;&lt;/a&gt;Le grand rendez-vous" calcext:value-type="string">
            <text:p>#### &lt;a name="rmc_live_Le_grand_rendez-vous"&gt;&lt;/a&gt;Le grand rendez-vous</text:p>
          </table:table-cell>
          <table:table-cell table:formula="of:=SUBSTITUTE([.C7];&quot; &quot;;&quot;_&quot;)" office:value-type="string" office:string-value="Le_grand_rendez-vous" calcext:value-type="string">
            <text:p>Le_grand_rendez-vous</text:p>
          </table:table-cell>
          <table:table-cell table:formula="of:=&quot;[&quot;&amp;[.C7]&amp;&quot;]&quot;&amp;&quot;(#rmc_live_&quot;&amp;[.E7]&amp;&quot;)&quot;" office:value-type="string" office:string-value="[Le grand rendez-vous](#rmc_live_Le_grand_rendez-vous)" calcext:value-type="string">
            <text:p>[Le grand rendez-vous](#rmc_live_Le_grand_rendez-vous)</text:p>
          </table:table-cell>
          <table:table-cell office:value-type="string" calcext:value-type="string">
            <text:p>Fabien Namias</text:p>
          </table:table-cell>
          <table:table-cell office:value-type="string" calcext:value-type="string">
            <text:p>Interviews, Talk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Le grand direct des médias</text:p>
          </table:table-cell>
          <table:table-cell table:style-name="ce2" table:formula="of:=&quot;#### &lt;a name=&quot;&quot;rmc_live_&quot;&amp;[.E8]&amp;&quot;&quot;&quot;&gt;&lt;/a&gt;&quot;&amp;[.C8]" office:value-type="string" office:string-value="#### &lt;a name=&quot;rmc_live_Le_grand_direct_des_médias&quot;&gt;&lt;/a&gt;Le grand direct des médias" calcext:value-type="string">
            <text:p>#### &lt;a name="rmc_live_Le_grand_direct_des_médias"&gt;&lt;/a&gt;Le grand direct des médias</text:p>
          </table:table-cell>
          <table:table-cell table:formula="of:=SUBSTITUTE([.C8];&quot; &quot;;&quot;_&quot;)" office:value-type="string" office:string-value="Le_grand_direct_des_médias" calcext:value-type="string">
            <text:p>Le_grand_direct_des_médias</text:p>
          </table:table-cell>
          <table:table-cell table:formula="of:=&quot;[&quot;&amp;[.C8]&amp;&quot;]&quot;&amp;&quot;(#rmc_live_&quot;&amp;[.E8]&amp;&quot;)&quot;" office:value-type="string" office:string-value="[Le grand direct des médias](#rmc_live_Le_grand_direct_des_médias)" calcext:value-type="string">
            <text:p>[Le grand direct des médias](#rmc_live_Le_grand_direct_des_médias)</text:p>
          </table:table-cell>
          <table:table-cell office:value-type="string" calcext:value-type="string">
            <text:p>Thomas Joubert</text:p>
          </table:table-cell>
          <table:table-cell office:value-type="string" calcext:value-type="string">
            <text:p>Médias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'est arrivé cette semaine</text:p>
          </table:table-cell>
          <table:table-cell table:style-name="ce2" table:formula="of:=&quot;#### &lt;a name=&quot;&quot;rmc_live_&quot;&amp;[.E9]&amp;&quot;&quot;&quot;&gt;&lt;/a&gt;&quot;&amp;[.C9]" office:value-type="string" office:string-value="#### &lt;a name=&quot;rmc_live_C'est_arrivé_cette_semaine&quot;&gt;&lt;/a&gt;C'est arrivé cette semaine" calcext:value-type="string">
            <text:p>#### &lt;a name="rmc_live_C'est_arrivé_cette_semaine"&gt;&lt;/a&gt;C'est arrivé cette semaine</text:p>
          </table:table-cell>
          <table:table-cell table:formula="of:=SUBSTITUTE([.C9];&quot; &quot;;&quot;_&quot;)" office:value-type="string" office:string-value="C'est_arrivé_cette_semaine" calcext:value-type="string">
            <text:p>C'est_arrivé_cette_semaine</text:p>
          </table:table-cell>
          <table:table-cell table:formula="of:=&quot;[&quot;&amp;[.C9]&amp;&quot;]&quot;&amp;&quot;(#rmc_live_&quot;&amp;[.E9]&amp;&quot;)&quot;" office:value-type="string" office:string-value="[C'est arrivé cette semaine](#rmc_live_C'est_arrivé_cette_semaine)" calcext:value-type="string">
            <text:p>[C'est arrivé cette semaine](#rmc_live_C'est_arrivé_cette_semaine)</text:p>
          </table:table-cell>
          <table:table-cell office:value-type="string" calcext:value-type="string">
            <text:p>David Abiker</text:p>
          </table:table-cell>
          <table:table-cell office:value-type="string" calcext:value-type="string">
            <text:p>Actualité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llô Europe1</text:p>
          </table:table-cell>
          <table:table-cell table:style-name="ce2" table:formula="of:=&quot;#### &lt;a name=&quot;&quot;rmc_live_&quot;&amp;[.E10]&amp;&quot;&quot;&quot;&gt;&lt;/a&gt;&quot;&amp;[.C10]" office:value-type="string" office:string-value="#### &lt;a name=&quot;rmc_live_Allô_Europe1&quot;&gt;&lt;/a&gt;Allô Europe1" calcext:value-type="string">
            <text:p>#### &lt;a name="rmc_live_Allô_Europe1"&gt;&lt;/a&gt;Allô Europe1</text:p>
          </table:table-cell>
          <table:table-cell table:formula="of:=SUBSTITUTE([.C10];&quot; &quot;;&quot;_&quot;)" office:value-type="string" office:string-value="Allô_Europe1" calcext:value-type="string">
            <text:p>Allô_Europe1</text:p>
          </table:table-cell>
          <table:table-cell table:formula="of:=&quot;[&quot;&amp;[.C10]&amp;&quot;]&quot;&amp;&quot;(#rmc_live_&quot;&amp;[.E10]&amp;&quot;)&quot;" office:value-type="string" office:string-value="[Allô Europe1](#rmc_live_Allô_Europe1)" calcext:value-type="string">
            <text:p>[Allô Europe1](#rmc_live_Allô_Europe1)</text:p>
          </table:table-cell>
          <table:table-cell office:value-type="string" calcext:value-type="string">
            <text:p>Helena Morna</text:p>
          </table:table-cell>
          <table:table-cell office:value-type="string" calcext:value-type="string">
            <text:p>Débat thématique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Mediapolis</text:p>
          </table:table-cell>
          <table:table-cell table:style-name="ce2" table:formula="of:=&quot;#### &lt;a name=&quot;&quot;rmc_live_&quot;&amp;[.E11]&amp;&quot;&quot;&quot;&gt;&lt;/a&gt;&quot;&amp;[.C11]" office:value-type="string" office:string-value="#### &lt;a name=&quot;rmc_live_Mediapolis&quot;&gt;&lt;/a&gt;Mediapolis" calcext:value-type="string">
            <text:p>#### &lt;a name="rmc_live_Mediapolis"&gt;&lt;/a&gt;Mediapolis</text:p>
          </table:table-cell>
          <table:table-cell table:formula="of:=SUBSTITUTE([.C11];&quot; &quot;;&quot;_&quot;)" office:value-type="string" office:string-value="Mediapolis" calcext:value-type="string">
            <text:p>Mediapolis</text:p>
          </table:table-cell>
          <table:table-cell table:formula="of:=&quot;[&quot;&amp;[.C11]&amp;&quot;]&quot;&amp;&quot;(#rmc_live_&quot;&amp;[.E11]&amp;&quot;)&quot;" office:value-type="string" office:string-value="[Mediapolis](#rmc_live_Mediapolis)" calcext:value-type="string">
            <text:p>[Mediapolis](#rmc_live_Mediapolis)</text:p>
          </table:table-cell>
          <table:table-cell office:value-type="string" calcext:value-type="string">
            <text:p>Oliver Duhamel &amp; Natacha Polony</text:p>
          </table:table-cell>
          <table:table-cell office:value-type="string" calcext:value-type="string">
            <text:p>Médias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Il n'y a pas qu'une vie dans la vie</text:p>
          </table:table-cell>
          <table:table-cell table:style-name="ce2" table:formula="of:=&quot;#### &lt;a name=&quot;&quot;rmc_live_&quot;&amp;[.E12]&amp;&quot;&quot;&quot;&gt;&lt;/a&gt;&quot;&amp;[.C12]" office:value-type="string" office:string-value="#### &lt;a name=&quot;rmc_live_Il_n'y_a_pas_qu'une_vie_dans_la_vie&quot;&gt;&lt;/a&gt;Il n'y a pas qu'une vie dans la vie" calcext:value-type="string">
            <text:p>#### &lt;a name="rmc_live_Il_n'y_a_pas_qu'une_vie_dans_la_vie"&gt;&lt;/a&gt;Il n'y a pas qu'une vie dans la vie</text:p>
          </table:table-cell>
          <table:table-cell table:formula="of:=SUBSTITUTE([.C12];&quot; &quot;;&quot;_&quot;)" office:value-type="string" office:string-value="Il_n'y_a_pas_qu'une_vie_dans_la_vie" calcext:value-type="string">
            <text:p>Il_n'y_a_pas_qu'une_vie_dans_la_vie</text:p>
          </table:table-cell>
          <table:table-cell table:formula="of:=&quot;[&quot;&amp;[.C12]&amp;&quot;]&quot;&amp;&quot;(#rmc_live_&quot;&amp;[.E12]&amp;&quot;)&quot;" office:value-type="string" office:string-value="[Il n'y a pas qu'une vie dans la vie](#rmc_live_Il_n'y_a_pas_qu'une_vie_dans_la_vie)" calcext:value-type="string">
            <text:p>[Il n'y a pas qu'une vie dans la vie](#rmc_live_Il_n'y_a_pas_qu'une_vie_dans_la_vie)</text:p>
          </table:table-cell>
          <table:table-cell table:style-name="ce4" office:value-type="string" calcext:value-type="string">
            <text:p>Isabelle Morizet</text:p>
          </table:table-cell>
          <table:table-cell office:value-type="string" calcext:value-type="string">
            <text:p>Débat thématique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ça pique mais c’est bon</text:p>
          </table:table-cell>
          <table:table-cell table:style-name="ce2" table:formula="of:=&quot;#### &lt;a name=&quot;&quot;rmc_live_&quot;&amp;[.E13]&amp;&quot;&quot;&quot;&gt;&lt;/a&gt;&quot;&amp;[.C13]" office:value-type="string" office:string-value="#### &lt;a name=&quot;rmc_live_ça_pique_mais_c’est_bon&quot;&gt;&lt;/a&gt;ça pique mais c’est bon" calcext:value-type="string">
            <text:p>#### &lt;a name="rmc_live_ça_pique_mais_c’est_bon"&gt;&lt;/a&gt;ça pique mais c’est bon</text:p>
          </table:table-cell>
          <table:table-cell table:formula="of:=SUBSTITUTE([.C13];&quot; &quot;;&quot;_&quot;)" office:value-type="string" office:string-value="ça_pique_mais_c’est_bon" calcext:value-type="string">
            <text:p>ça_pique_mais_c’est_bon</text:p>
          </table:table-cell>
          <table:table-cell table:formula="of:=&quot;[&quot;&amp;[.C13]&amp;&quot;]&quot;&amp;&quot;(#rmc_live_&quot;&amp;[.E13]&amp;&quot;)&quot;" office:value-type="string" office:string-value="[ça pique mais c’est bon](#rmc_live_ça_pique_mais_c’est_bon)" calcext:value-type="string">
            <text:p>[ça pique mais c’est bon](#rmc_live_ça_pique_mais_c’est_bon)</text:p>
          </table:table-cell>
          <table:table-cell office:value-type="string" calcext:value-type="string">
            <text:p>Anne Roumanoff</text:p>
          </table:table-cell>
          <table:table-cell office:value-type="string" calcext:value-type="string">
            <text:p>Débat thématique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Europe1 midi</text:p>
          </table:table-cell>
          <table:table-cell table:style-name="ce2" table:formula="of:=&quot;#### &lt;a name=&quot;&quot;rmc_live_&quot;&amp;[.E14]&amp;&quot;&quot;&quot;&gt;&lt;/a&gt;&quot;&amp;[.C14]" office:value-type="string" office:string-value="#### &lt;a name=&quot;rmc_live_Europe1_midi&quot;&gt;&lt;/a&gt;Europe1 midi" calcext:value-type="string">
            <text:p>#### &lt;a name="rmc_live_Europe1_midi"&gt;&lt;/a&gt;Europe1 midi</text:p>
          </table:table-cell>
          <table:table-cell table:formula="of:=SUBSTITUTE([.C14];&quot; &quot;;&quot;_&quot;)" office:value-type="string" office:string-value="Europe1_midi" calcext:value-type="string">
            <text:p>Europe1_midi</text:p>
          </table:table-cell>
          <table:table-cell table:formula="of:=&quot;[&quot;&amp;[.C14]&amp;&quot;]&quot;&amp;&quot;(#rmc_live_&quot;&amp;[.E14]&amp;&quot;)&quot;" office:value-type="string" office:string-value="[Europe1 midi](#rmc_live_Europe1_midi)" calcext:value-type="string">
            <text:p>[Europe1 midi](#rmc_live_Europe1_midi)</text:p>
          </table:table-cell>
          <table:table-cell office:value-type="string" calcext:value-type="string">
            <text:p>Maxime Switek</text:p>
          </table:table-cell>
          <table:table-cell office:value-type="string" calcext:value-type="string">
            <text:p>Actualité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La table du dimanche</text:p>
          </table:table-cell>
          <table:table-cell table:style-name="ce2" table:formula="of:=&quot;#### &lt;a name=&quot;&quot;rmc_live_&quot;&amp;[.E15]&amp;&quot;&quot;&quot;&gt;&lt;/a&gt;&quot;&amp;[.C15]" office:value-type="string" office:string-value="#### &lt;a name=&quot;rmc_live_La_table_du_dimanche&quot;&gt;&lt;/a&gt;La table du dimanche" calcext:value-type="string">
            <text:p>#### &lt;a name="rmc_live_La_table_du_dimanche"&gt;&lt;/a&gt;La table du dimanche</text:p>
          </table:table-cell>
          <table:table-cell table:formula="of:=SUBSTITUTE([.C15];&quot; &quot;;&quot;_&quot;)" office:value-type="string" office:string-value="La_table_du_dimanche" calcext:value-type="string">
            <text:p>La_table_du_dimanche</text:p>
          </table:table-cell>
          <table:table-cell table:formula="of:=&quot;[&quot;&amp;[.C15]&amp;&quot;]&quot;&amp;&quot;(#rmc_live_&quot;&amp;[.E15]&amp;&quot;)&quot;" office:value-type="string" office:string-value="[La table du dimanche](#rmc_live_La_table_du_dimanche)" calcext:value-type="string">
            <text:p>[La table du dimanche](#rmc_live_La_table_du_dimanche)</text:p>
          </table:table-cell>
          <table:table-cell table:style-name="ce4" office:value-type="string" calcext:value-type="string">
            <text:p>Helena MORNA &amp; Olivier POELS</text:p>
          </table:table-cell>
          <table:table-cell office:value-type="string" calcext:value-type="string">
            <text:p>Débat thématique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Un dimanche de cinéma</text:p>
          </table:table-cell>
          <table:table-cell table:style-name="ce2" table:formula="of:=&quot;#### &lt;a name=&quot;&quot;rmc_live_&quot;&amp;[.E16]&amp;&quot;&quot;&quot;&gt;&lt;/a&gt;&quot;&amp;[.C16]" office:value-type="string" office:string-value="#### &lt;a name=&quot;rmc_live_Un_dimanche_de_cinéma&quot;&gt;&lt;/a&gt;Un dimanche de cinéma" calcext:value-type="string">
            <text:p>#### &lt;a name="rmc_live_Un_dimanche_de_cinéma"&gt;&lt;/a&gt;Un dimanche de cinéma</text:p>
          </table:table-cell>
          <table:table-cell table:formula="of:=SUBSTITUTE([.C16];&quot; &quot;;&quot;_&quot;)" office:value-type="string" office:string-value="Un_dimanche_de_cinéma" calcext:value-type="string">
            <text:p>Un_dimanche_de_cinéma</text:p>
          </table:table-cell>
          <table:table-cell table:formula="of:=&quot;[&quot;&amp;[.C16]&amp;&quot;]&quot;&amp;&quot;(#rmc_live_&quot;&amp;[.E16]&amp;&quot;)&quot;" office:value-type="string" office:string-value="[Un dimanche de cinéma](#rmc_live_Un_dimanche_de_cinéma)" calcext:value-type="string">
            <text:p>[Un dimanche de cinéma](#rmc_live_Un_dimanche_de_cinéma)</text:p>
          </table:table-cell>
          <table:table-cell table:style-name="ce4" office:value-type="string" calcext:value-type="string">
            <text:p>Bruno Cras et Mathieu Charrier</text:p>
          </table:table-cell>
          <table:table-cell office:value-type="string" calcext:value-type="string">
            <text:p>Cinéma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ondelatte raconte</text:p>
          </table:table-cell>
          <table:table-cell table:style-name="ce2" table:formula="of:=&quot;#### &lt;a name=&quot;&quot;rmc_live_&quot;&amp;[.E17]&amp;&quot;&quot;&quot;&gt;&lt;/a&gt;&quot;&amp;[.C17]" office:value-type="string" office:string-value="#### &lt;a name=&quot;rmc_live_Hondelatte_raconte&quot;&gt;&lt;/a&gt;Hondelatte raconte" calcext:value-type="string">
            <text:p>#### &lt;a name="rmc_live_Hondelatte_raconte"&gt;&lt;/a&gt;Hondelatte raconte</text:p>
          </table:table-cell>
          <table:table-cell table:formula="of:=SUBSTITUTE([.C17];&quot; &quot;;&quot;_&quot;)" office:value-type="string" office:string-value="Hondelatte_raconte" calcext:value-type="string">
            <text:p>Hondelatte_raconte</text:p>
          </table:table-cell>
          <table:table-cell table:formula="of:=&quot;[&quot;&amp;[.C17]&amp;&quot;]&quot;&amp;&quot;(#rmc_live_&quot;&amp;[.E17]&amp;&quot;)&quot;" office:value-type="string" office:string-value="[Hondelatte raconte](#rmc_live_Hondelatte_raconte)" calcext:value-type="string">
            <text:p>[Hondelatte raconte](#rmc_live_Hondelatte_raconte)</text:p>
          </table:table-cell>
          <table:table-cell office:value-type="string" calcext:value-type="string">
            <text:p>Christophe Hondelatte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Au coeur de l’histoire</text:p>
          </table:table-cell>
          <table:table-cell table:style-name="ce2" table:formula="of:=&quot;#### &lt;a name=&quot;&quot;rmc_live_&quot;&amp;[.E18]&amp;&quot;&quot;&quot;&gt;&lt;/a&gt;&quot;&amp;[.C18]" office:value-type="string" office:string-value="#### &lt;a name=&quot;rmc_live_Au_coeur_de_l’histoire&quot;&gt;&lt;/a&gt;Au coeur de l’histoire" calcext:value-type="string">
            <text:p>#### &lt;a name="rmc_live_Au_coeur_de_l’histoire"&gt;&lt;/a&gt;Au coeur de l’histoire</text:p>
          </table:table-cell>
          <table:table-cell table:formula="of:=SUBSTITUTE([.C18];&quot; &quot;;&quot;_&quot;)" office:value-type="string" office:string-value="Au_coeur_de_l’histoire" calcext:value-type="string">
            <text:p>Au_coeur_de_l’histoire</text:p>
          </table:table-cell>
          <table:table-cell table:formula="of:=&quot;[&quot;&amp;[.C18]&amp;&quot;]&quot;&amp;&quot;(#rmc_live_&quot;&amp;[.E18]&amp;&quot;)&quot;" office:value-type="string" office:string-value="[Au coeur de l’histoire](#rmc_live_Au_coeur_de_l’histoire)" calcext:value-type="string">
            <text:p>[Au coeur de l’histoire](#rmc_live_Au_coeur_de_l’histoire)</text:p>
          </table:table-cell>
          <table:table-cell office:value-type="string" calcext:value-type="string">
            <text:p>Franck Ferrand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Campus</text:p>
          </table:table-cell>
          <table:table-cell table:style-name="ce2" table:formula="of:=&quot;#### &lt;a name=&quot;&quot;rmc_live_&quot;&amp;[.E19]&amp;&quot;&quot;&quot;&gt;&lt;/a&gt;&quot;&amp;[.C19]" office:value-type="string" office:string-value="#### &lt;a name=&quot;rmc_live_Campus&quot;&gt;&lt;/a&gt;Campus" calcext:value-type="string">
            <text:p>#### &lt;a name="rmc_live_Campus"&gt;&lt;/a&gt;Campus</text:p>
          </table:table-cell>
          <table:table-cell table:formula="of:=SUBSTITUTE([.C19];&quot; &quot;;&quot;_&quot;)" office:value-type="string" office:string-value="Campus" calcext:value-type="string">
            <text:p>Campus</text:p>
          </table:table-cell>
          <table:table-cell table:formula="of:=&quot;[&quot;&amp;[.C19]&amp;&quot;]&quot;&amp;&quot;(#rmc_live_&quot;&amp;[.E19]&amp;&quot;)&quot;" office:value-type="string" office:string-value="[Campus](#rmc_live_Campus)" calcext:value-type="string">
            <text:p>[Campus](#rmc_live_Campus)</text:p>
          </table:table-cell>
          <table:table-cell table:style-name="ce4" office:value-type="string" calcext:value-type="string">
            <text:p>Julia Martin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La cour des grands</text:p>
          </table:table-cell>
          <table:table-cell table:style-name="ce2" table:formula="of:=&quot;#### &lt;a name=&quot;&quot;rmc_live_&quot;&amp;[.E20]&amp;&quot;&quot;&quot;&gt;&lt;/a&gt;&quot;&amp;[.C20]" office:value-type="string" office:string-value="#### &lt;a name=&quot;rmc_live_La_cour_des_grands&quot;&gt;&lt;/a&gt;La cour des grands" calcext:value-type="string">
            <text:p>#### &lt;a name="rmc_live_La_cour_des_grands"&gt;&lt;/a&gt;La cour des grands</text:p>
          </table:table-cell>
          <table:table-cell table:formula="of:=SUBSTITUTE([.C20];&quot; &quot;;&quot;_&quot;)" office:value-type="string" office:string-value="La_cour_des_grands" calcext:value-type="string">
            <text:p>La_cour_des_grands</text:p>
          </table:table-cell>
          <table:table-cell table:formula="of:=&quot;[&quot;&amp;[.C20]&amp;&quot;]&quot;&amp;&quot;(#rmc_live_&quot;&amp;[.E20]&amp;&quot;)&quot;" office:value-type="string" office:string-value="[La cour des grands](#rmc_live_La_cour_des_grands)" calcext:value-type="string">
            <text:p>[La cour des grands](#rmc_live_La_cour_des_grands)</text:p>
          </table:table-cell>
          <table:table-cell office:value-type="string" calcext:value-type="string">
            <text:p>Alessandra Sublet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Le débat des grandes voix</text:p>
          </table:table-cell>
          <table:table-cell table:style-name="ce2" table:formula="of:=&quot;#### &lt;a name=&quot;&quot;rmc_live_&quot;&amp;[.E21]&amp;&quot;&quot;&quot;&gt;&lt;/a&gt;&quot;&amp;[.C21]" office:value-type="string" office:string-value="#### &lt;a name=&quot;rmc_live_Le_débat_des_grandes_voix&quot;&gt;&lt;/a&gt;Le débat des grandes voix" calcext:value-type="string">
            <text:p>#### &lt;a name="rmc_live_Le_débat_des_grandes_voix"&gt;&lt;/a&gt;Le débat des grandes voix</text:p>
          </table:table-cell>
          <table:table-cell table:formula="of:=SUBSTITUTE([.C21];&quot; &quot;;&quot;_&quot;)" office:value-type="string" office:string-value="Le_débat_des_grandes_voix" calcext:value-type="string">
            <text:p>Le_débat_des_grandes_voix</text:p>
          </table:table-cell>
          <table:table-cell table:formula="of:=&quot;[&quot;&amp;[.C21]&amp;&quot;]&quot;&amp;&quot;(#rmc_live_&quot;&amp;[.E21]&amp;&quot;)&quot;" office:value-type="string" office:string-value="[Le débat des grandes voix](#rmc_live_Le_débat_des_grandes_voix)" calcext:value-type="string">
            <text:p>[Le débat des grandes voix](#rmc_live_Le_débat_des_grandes_voix)</text:p>
          </table:table-cell>
          <table:table-cell office:value-type="string" calcext:value-type="string">
            <text:p>Sonia Mabrouk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Qui vive ?</text:p>
          </table:table-cell>
          <table:table-cell table:style-name="ce2" table:formula="of:=&quot;#### &lt;a name=&quot;&quot;rmc_live_&quot;&amp;[.E22]&amp;&quot;&quot;&quot;&gt;&lt;/a&gt;&quot;&amp;[.C22]" office:value-type="string" office:string-value="#### &lt;a name=&quot;rmc_live_Qui_vive_?&quot;&gt;&lt;/a&gt;Qui vive ?" calcext:value-type="string">
            <text:p>#### &lt;a name="rmc_live_Qui_vive_?"&gt;&lt;/a&gt;Qui vive ?</text:p>
          </table:table-cell>
          <table:table-cell table:formula="of:=SUBSTITUTE([.C22];&quot; &quot;;&quot;_&quot;)" office:value-type="string" office:string-value="Qui_vive_?" calcext:value-type="string">
            <text:p>Qui_vive_?</text:p>
          </table:table-cell>
          <table:table-cell table:formula="of:=&quot;[&quot;&amp;[.C22]&amp;&quot;]&quot;&amp;&quot;(#rmc_live_&quot;&amp;[.E22]&amp;&quot;)&quot;" office:value-type="string" office:string-value="[Qui vive ?](#rmc_live_Qui_vive_?)" calcext:value-type="string">
            <text:p>[Qui vive ?](#rmc_live_Qui_vive_?)</text:p>
          </table:table-cell>
          <table:table-cell office:value-type="string" calcext:value-type="string">
            <text:p>Raphaël Enthoven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Europe soir</text:p>
          </table:table-cell>
          <table:table-cell table:style-name="ce2" table:formula="of:=&quot;#### &lt;a name=&quot;&quot;rmc_live_&quot;&amp;[.E23]&amp;&quot;&quot;&quot;&gt;&lt;/a&gt;&quot;&amp;[.C23]" office:value-type="string" office:string-value="#### &lt;a name=&quot;rmc_live_Europe_soir&quot;&gt;&lt;/a&gt;Europe soir" calcext:value-type="string">
            <text:p>#### &lt;a name="rmc_live_Europe_soir"&gt;&lt;/a&gt;Europe soir</text:p>
          </table:table-cell>
          <table:table-cell table:formula="of:=SUBSTITUTE([.C23];&quot; &quot;;&quot;_&quot;)" office:value-type="string" office:string-value="Europe_soir" calcext:value-type="string">
            <text:p>Europe_soir</text:p>
          </table:table-cell>
          <table:table-cell table:formula="of:=&quot;[&quot;&amp;[.C23]&amp;&quot;]&quot;&amp;&quot;(#rmc_live_&quot;&amp;[.E23]&amp;&quot;)&quot;" office:value-type="string" office:string-value="[Europe soir](#rmc_live_Europe_soir)" calcext:value-type="string">
            <text:p>[Europe soir](#rmc_live_Europe_soir)</text:p>
          </table:table-cell>
          <table:table-cell office:value-type="string" calcext:value-type="string">
            <text:p>Nicolas Poincaré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Les carnets du monde</text:p>
          </table:table-cell>
          <table:table-cell table:style-name="ce2" table:formula="of:=&quot;#### &lt;a name=&quot;&quot;rmc_live_&quot;&amp;[.E24]&amp;&quot;&quot;&quot;&gt;&lt;/a&gt;&quot;&amp;[.C24]" office:value-type="string" office:string-value="#### &lt;a name=&quot;rmc_live_Les_carnets_du_monde&quot;&gt;&lt;/a&gt;Les carnets du monde" calcext:value-type="string">
            <text:p>#### &lt;a name="rmc_live_Les_carnets_du_monde"&gt;&lt;/a&gt;Les carnets du monde</text:p>
          </table:table-cell>
          <table:table-cell table:formula="of:=SUBSTITUTE([.C24];&quot; &quot;;&quot;_&quot;)" office:value-type="string" office:string-value="Les_carnets_du_monde" calcext:value-type="string">
            <text:p>Les_carnets_du_monde</text:p>
          </table:table-cell>
          <table:table-cell table:formula="of:=&quot;[&quot;&amp;[.C24]&amp;&quot;]&quot;&amp;&quot;(#rmc_live_&quot;&amp;[.E24]&amp;&quot;)&quot;" office:value-type="string" office:string-value="[Les carnets du monde](#rmc_live_Les_carnets_du_monde)" calcext:value-type="string">
            <text:p>[Les carnets du monde](#rmc_live_Les_carnets_du_monde)</text:p>
          </table:table-cell>
          <table:table-cell office:value-type="string" calcext:value-type="string">
            <text:p>Sophie Larmoyer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Europe 1 Music Club</text:p>
          </table:table-cell>
          <table:table-cell table:style-name="ce2" table:formula="of:=&quot;#### &lt;a name=&quot;&quot;rmc_live_&quot;&amp;[.E25]&amp;&quot;&quot;&quot;&gt;&lt;/a&gt;&quot;&amp;[.C25]" office:value-type="string" office:string-value="#### &lt;a name=&quot;rmc_live_Europe_1_Music_Club&quot;&gt;&lt;/a&gt;Europe 1 Music Club" calcext:value-type="string">
            <text:p>#### &lt;a name="rmc_live_Europe_1_Music_Club"&gt;&lt;/a&gt;Europe 1 Music Club</text:p>
          </table:table-cell>
          <table:table-cell table:formula="of:=SUBSTITUTE([.C25];&quot; &quot;;&quot;_&quot;)" office:value-type="string" office:string-value="Europe_1_Music_Club" calcext:value-type="string">
            <text:p>Europe_1_Music_Club</text:p>
          </table:table-cell>
          <table:table-cell table:formula="of:=&quot;[&quot;&amp;[.C25]&amp;&quot;]&quot;&amp;&quot;(#rmc_live_&quot;&amp;[.E25]&amp;&quot;)&quot;" office:value-type="string" office:string-value="[Europe 1 Music Club](#rmc_live_Europe_1_Music_Club)" calcext:value-type="string">
            <text:p>[Europe 1 Music Club](#rmc_live_Europe_1_Music_Club)</text:p>
          </table:table-cell>
          <table:table-cell office:value-type="string" calcext:value-type="string">
            <text:p>Emilie MAZOYER &amp; Jean-Philippe BALASSE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Tout roule</text:p>
          </table:table-cell>
          <table:table-cell table:style-name="ce2" table:formula="of:=&quot;#### &lt;a name=&quot;&quot;rmc_live_&quot;&amp;[.E26]&amp;&quot;&quot;&quot;&gt;&lt;/a&gt;&quot;&amp;[.C26]" office:value-type="string" office:string-value="#### &lt;a name=&quot;rmc_live_Tout_roule&quot;&gt;&lt;/a&gt;Tout roule" calcext:value-type="string">
            <text:p>#### &lt;a name="rmc_live_Tout_roule"&gt;&lt;/a&gt;Tout roule</text:p>
          </table:table-cell>
          <table:table-cell table:formula="of:=SUBSTITUTE([.C26];&quot; &quot;;&quot;_&quot;)" office:value-type="string" office:string-value="Tout_roule" calcext:value-type="string">
            <text:p>Tout_roule</text:p>
          </table:table-cell>
          <table:table-cell table:formula="of:=&quot;[&quot;&amp;[.C26]&amp;&quot;]&quot;&amp;&quot;(#rmc_live_&quot;&amp;[.E26]&amp;&quot;)&quot;" office:value-type="string" office:string-value="[Tout roule](#rmc_live_Tout_roule)" calcext:value-type="string">
            <text:p>[Tout roule](#rmc_live_Tout_roule)</text:p>
          </table:table-cell>
          <table:table-cell office:value-type="string" calcext:value-type="string">
            <text:p>Pierre De vilno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ÉcoSystème</text:p>
          </table:table-cell>
          <table:table-cell table:style-name="ce2" table:formula="of:=&quot;#### &lt;a name=&quot;&quot;rmc_live_&quot;&amp;[.E27]&amp;&quot;&quot;&quot;&gt;&lt;/a&gt;&quot;&amp;[.C27]" office:value-type="string" office:string-value="#### &lt;a name=&quot;rmc_live_ÉcoSystème&quot;&gt;&lt;/a&gt;ÉcoSystème" calcext:value-type="string">
            <text:p>#### &lt;a name="rmc_live_ÉcoSystème"&gt;&lt;/a&gt;ÉcoSystème</text:p>
          </table:table-cell>
          <table:table-cell table:formula="of:=SUBSTITUTE([.C27];&quot; &quot;;&quot;_&quot;)" office:value-type="string" office:string-value="ÉcoSystème" calcext:value-type="string">
            <text:p>ÉcoSystème</text:p>
          </table:table-cell>
          <table:table-cell table:formula="of:=&quot;[&quot;&amp;[.C27]&amp;&quot;]&quot;&amp;&quot;(#rmc_live_&quot;&amp;[.E27]&amp;&quot;)&quot;" office:value-type="string" office:string-value="[ÉcoSystème](#rmc_live_ÉcoSystème)" calcext:value-type="string">
            <text:p>[ÉcoSystème](#rmc_live_ÉcoSystème)</text:p>
          </table:table-cell>
          <table:table-cell table:style-name="ce4" office:value-type="string" calcext:value-type="string">
            <text:p>Emmanuel Duteil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De quoi j’ai l’air ?</text:p>
          </table:table-cell>
          <table:table-cell table:style-name="ce2" table:formula="of:=&quot;#### &lt;a name=&quot;&quot;rmc_live_&quot;&amp;[.E28]&amp;&quot;&quot;&quot;&gt;&lt;/a&gt;&quot;&amp;[.C28]" office:value-type="string" office:string-value="#### &lt;a name=&quot;rmc_live_De_quoi_j’ai_l’air_?&quot;&gt;&lt;/a&gt;De quoi j’ai l’air ?" calcext:value-type="string">
            <text:p>#### &lt;a name="rmc_live_De_quoi_j’ai_l’air_?"&gt;&lt;/a&gt;De quoi j’ai l’air ?</text:p>
          </table:table-cell>
          <table:table-cell table:formula="of:=SUBSTITUTE([.C28];&quot; &quot;;&quot;_&quot;)" office:value-type="string" office:string-value="De_quoi_j’ai_l’air_?" calcext:value-type="string">
            <text:p>De_quoi_j’ai_l’air_?</text:p>
          </table:table-cell>
          <table:table-cell table:formula="of:=&quot;[&quot;&amp;[.C28]&amp;&quot;]&quot;&amp;&quot;(#rmc_live_&quot;&amp;[.E28]&amp;&quot;)&quot;" office:value-type="string" office:string-value="[De quoi j’ai l’air ?](#rmc_live_De_quoi_j’ai_l’air_?)" calcext:value-type="string">
            <text:p>[De quoi j’ai l’air ?](#rmc_live_De_quoi_j’ai_l’air_?)</text:p>
          </table:table-cell>
          <table:table-cell office:value-type="string" calcext:value-type="string">
            <text:p>Nikos Aliagas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100% Présidentielle</text:p>
          </table:table-cell>
          <table:table-cell table:style-name="ce2" table:formula="of:=&quot;#### &lt;a name=&quot;&quot;rmc_live_&quot;&amp;[.E29]&amp;&quot;&quot;&quot;&gt;&lt;/a&gt;&quot;&amp;[.C29]" office:value-type="string" office:string-value="#### &lt;a name=&quot;rmc_live_100%_Présidentielle&quot;&gt;&lt;/a&gt;100% Présidentielle" calcext:value-type="string">
            <text:p>#### &lt;a name="rmc_live_100%_Présidentielle"&gt;&lt;/a&gt;100% Présidentielle</text:p>
          </table:table-cell>
          <table:table-cell table:formula="of:=SUBSTITUTE([.C29];&quot; &quot;;&quot;_&quot;)" office:value-type="string" office:string-value="100%_Présidentielle" calcext:value-type="string">
            <text:p>100%_Présidentielle</text:p>
          </table:table-cell>
          <table:table-cell table:formula="of:=&quot;[&quot;&amp;[.C29]&amp;&quot;]&quot;&amp;&quot;(#rmc_live_&quot;&amp;[.E29]&amp;&quot;)&quot;" office:value-type="string" office:string-value="[100% Présidentielle](#rmc_live_100%_Présidentielle)" calcext:value-type="string">
            <text:p>[100% Présidentielle](#rmc_live_100%_Présidentielle)</text:p>
          </table:table-cell>
          <table:table-cell table:style-name="ce4" office:value-type="string" calcext:value-type="string">
            <text:p>Emmanuel Faux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Europe 1 social club </text:p>
          </table:table-cell>
          <table:table-cell table:style-name="ce2" table:formula="of:=&quot;#### &lt;a name=&quot;&quot;rmc_live_&quot;&amp;[.E30]&amp;&quot;&quot;&quot;&gt;&lt;/a&gt;&quot;&amp;[.C30]" office:value-type="string" office:string-value="#### &lt;a name=&quot;rmc_live_Europe_1_social_club_&quot;&gt;&lt;/a&gt;Europe 1 social club " calcext:value-type="string">
            <text:p>#### &lt;a name="rmc_live_Europe_1_social_club_"&gt;&lt;/a&gt;Europe 1 social club </text:p>
          </table:table-cell>
          <table:table-cell table:formula="of:=SUBSTITUTE([.C30];&quot; &quot;;&quot;_&quot;)" office:value-type="string" office:string-value="Europe_1_social_club_" calcext:value-type="string">
            <text:p>Europe_1_social_club_</text:p>
          </table:table-cell>
          <table:table-cell table:formula="of:=&quot;[&quot;&amp;[.C30]&amp;&quot;]&quot;&amp;&quot;(#rmc_live_&quot;&amp;[.E30]&amp;&quot;)&quot;" office:value-type="string" office:string-value="[Europe 1 social club ](#rmc_live_Europe_1_social_club_)" calcext:value-type="string">
            <text:p>[Europe 1 social club ](#rmc_live_Europe_1_social_club_)</text:p>
          </table:table-cell>
          <table:table-cell office:value-type="string" calcext:value-type="string">
            <text:p>Frédéric Taddei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Les éclaireurs</text:p>
          </table:table-cell>
          <table:table-cell table:style-name="ce2" table:formula="of:=&quot;#### &lt;a name=&quot;&quot;rmc_live_&quot;&amp;[.E31]&amp;&quot;&quot;&quot;&gt;&lt;/a&gt;&quot;&amp;[.C31]" office:value-type="string" office:string-value="#### &lt;a name=&quot;rmc_live_Les_éclaireurs&quot;&gt;&lt;/a&gt;Les éclaireurs" calcext:value-type="string">
            <text:p>#### &lt;a name="rmc_live_Les_éclaireurs"&gt;&lt;/a&gt;Les éclaireurs</text:p>
          </table:table-cell>
          <table:table-cell table:formula="of:=SUBSTITUTE([.C31];&quot; &quot;;&quot;_&quot;)" office:value-type="string" office:string-value="Les_éclaireurs" calcext:value-type="string">
            <text:p>Les_éclaireurs</text:p>
          </table:table-cell>
          <table:table-cell table:formula="of:=&quot;[&quot;&amp;[.C31]&amp;&quot;]&quot;&amp;&quot;(#rmc_live_&quot;&amp;[.E31]&amp;&quot;)&quot;" office:value-type="string" office:string-value="[Les éclaireurs](#rmc_live_Les_éclaireurs)" calcext:value-type="string">
            <text:p>[Les éclaireurs](#rmc_live_Les_éclaireurs)</text:p>
          </table:table-cell>
          <table:table-cell table:style-name="ce4" office:value-type="string" calcext:value-type="string">
            <text:p>Nicolas Escoulan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Europe 1 Sport – le multiplex</text:p>
          </table:table-cell>
          <table:table-cell table:style-name="ce2" table:formula="of:=&quot;#### &lt;a name=&quot;&quot;rmc_live_&quot;&amp;[.E32]&amp;&quot;&quot;&quot;&gt;&lt;/a&gt;&quot;&amp;[.C32]" office:value-type="string" office:string-value="#### &lt;a name=&quot;rmc_live_Europe_1_Sport_–_le_multiplex&quot;&gt;&lt;/a&gt;Europe 1 Sport – le multiplex" calcext:value-type="string">
            <text:p>#### &lt;a name="rmc_live_Europe_1_Sport_–_le_multiplex"&gt;&lt;/a&gt;Europe 1 Sport – le multiplex</text:p>
          </table:table-cell>
          <table:table-cell table:formula="of:=SUBSTITUTE([.C32];&quot; &quot;;&quot;_&quot;)" office:value-type="string" office:string-value="Europe_1_Sport_–_le_multiplex" calcext:value-type="string">
            <text:p>Europe_1_Sport_–_le_multiplex</text:p>
          </table:table-cell>
          <table:table-cell table:formula="of:=&quot;[&quot;&amp;[.C32]&amp;&quot;]&quot;&amp;&quot;(#rmc_live_&quot;&amp;[.E32]&amp;&quot;)&quot;" office:value-type="string" office:string-value="[Europe 1 Sport – le multiplex](#rmc_live_Europe_1_Sport_–_le_multiplex)" calcext:value-type="string">
            <text:p>[Europe 1 Sport – le multiplex](#rmc_live_Europe_1_Sport_–_le_multiplex)</text:p>
          </table:table-cell>
          <table:table-cell office:value-type="string" calcext:value-type="string">
            <text:p>Lionel Rosso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Europe nuit</text:p>
          </table:table-cell>
          <table:table-cell table:style-name="ce2" table:formula="of:=&quot;#### &lt;a name=&quot;&quot;rmc_live_&quot;&amp;[.E33]&amp;&quot;&quot;&quot;&gt;&lt;/a&gt;&quot;&amp;[.C33]" office:value-type="string" office:string-value="#### &lt;a name=&quot;rmc_live_Europe_nuit&quot;&gt;&lt;/a&gt;Europe nuit" calcext:value-type="string">
            <text:p>#### &lt;a name="rmc_live_Europe_nuit"&gt;&lt;/a&gt;Europe nuit</text:p>
          </table:table-cell>
          <table:table-cell table:formula="of:=SUBSTITUTE([.C33];&quot; &quot;;&quot;_&quot;)" office:value-type="string" office:string-value="Europe_nuit" calcext:value-type="string">
            <text:p>Europe_nuit</text:p>
          </table:table-cell>
          <table:table-cell table:formula="of:=&quot;[&quot;&amp;[.C33]&amp;&quot;]&quot;&amp;&quot;(#rmc_live_&quot;&amp;[.E33]&amp;&quot;)&quot;" office:value-type="string" office:string-value="[Europe nuit](#rmc_live_Europe_nuit)" calcext:value-type="string">
            <text:p>[Europe nuit](#rmc_live_Europe_nuit)</text:p>
          </table:table-cell>
          <table:table-cell office:value-type="string" calcext:value-type="string">
            <text:p>Pierre De vilno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Europe 1 sport le club</text:p>
          </table:table-cell>
          <table:table-cell table:style-name="ce2" table:formula="of:=&quot;#### &lt;a name=&quot;&quot;rmc_live_&quot;&amp;[.E34]&amp;&quot;&quot;&quot;&gt;&lt;/a&gt;&quot;&amp;[.C34]" office:value-type="string" office:string-value="#### &lt;a name=&quot;rmc_live_Europe_1_sport_le_club&quot;&gt;&lt;/a&gt;Europe 1 sport le club" calcext:value-type="string">
            <text:p>#### &lt;a name="rmc_live_Europe_1_sport_le_club"&gt;&lt;/a&gt;Europe 1 sport le club</text:p>
          </table:table-cell>
          <table:table-cell table:formula="of:=SUBSTITUTE([.C34];&quot; &quot;;&quot;_&quot;)" office:value-type="string" office:string-value="Europe_1_sport_le_club" calcext:value-type="string">
            <text:p>Europe_1_sport_le_club</text:p>
          </table:table-cell>
          <table:table-cell table:formula="of:=&quot;[&quot;&amp;[.C34]&amp;&quot;]&quot;&amp;&quot;(#rmc_live_&quot;&amp;[.E34]&amp;&quot;)&quot;" office:value-type="string" office:string-value="[Europe 1 sport le club](#rmc_live_Europe_1_sport_le_club)" calcext:value-type="string">
            <text:p>[Europe 1 sport le club](#rmc_live_Europe_1_sport_le_club)</text:p>
          </table:table-cell>
          <table:table-cell table:style-name="ce4" office:value-type="string" calcext:value-type="string">
            <text:p>Lionel Rosso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Libre Antenne</text:p>
          </table:table-cell>
          <table:table-cell table:style-name="ce2" table:formula="of:=&quot;#### &lt;a name=&quot;&quot;rmc_live_&quot;&amp;[.E35]&amp;&quot;&quot;&quot;&gt;&lt;/a&gt;&quot;&amp;[.C35]" office:value-type="string" office:string-value="#### &lt;a name=&quot;rmc_live_Libre_Antenne&quot;&gt;&lt;/a&gt;Libre Antenne" calcext:value-type="string">
            <text:p>#### &lt;a name="rmc_live_Libre_Antenne"&gt;&lt;/a&gt;Libre Antenne</text:p>
          </table:table-cell>
          <table:table-cell table:formula="of:=SUBSTITUTE([.C35];&quot; &quot;;&quot;_&quot;)" office:value-type="string" office:string-value="Libre_Antenne" calcext:value-type="string">
            <text:p>Libre_Antenne</text:p>
          </table:table-cell>
          <table:table-cell table:formula="of:=&quot;[&quot;&amp;[.C35]&amp;&quot;]&quot;&amp;&quot;(#rmc_live_&quot;&amp;[.E35]&amp;&quot;)&quot;" office:value-type="string" office:string-value="[Libre Antenne](#rmc_live_Libre_Antenne)" calcext:value-type="string">
            <text:p>[Libre Antenne](#rmc_live_Libre_Antenne)</text:p>
          </table:table-cell>
          <table:table-cell office:value-type="string" calcext:value-type="string">
            <text:p>Caroline Dublanche et Sophie Peters</text:p>
          </table:table-cell>
          <table:table-cell/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/00/0000</text:date>, <text:time style:data-style-name="N2" text:time-value="16:33:12.9569792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14:48:24.662560586</meta:creation-date>
    <dc:date>2017-02-20T07:43:35.689291444</dc:date>
    <meta:editing-duration>PT14H28M34S</meta:editing-duration>
    <meta:editing-cycles>3</meta:editing-cycles>
    <meta:generator>LibreOffice/5.1.2.2$Linux_X86_64 LibreOffice_project/10m0$Build-2</meta:generator>
    <meta:document-statistic meta:table-count="1" meta:cell-count="184" meta:object-count="0"/>
  </office:meta>
</office:document-meta>
</file>